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3000000146A8F212886981A926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Thorndale1" svg:font-family="Thorndale" style:font-family-generic="roman"/>
    <style:font-face style:name="MS Gothic" svg:font-family="'MS Gothic'" style:font-pitch="variable"/>
    <style:font-face style:name="Mangal1" svg:font-family="Mangal" style:font-pitch="variable"/>
    <style:font-face style:name="SimSun1" svg:font-family="SimSun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26cm" svg:stroke-color="#000000" draw:marker-start-width="0.3cm" draw:marker-start-center="false" draw:marker-end-width="0.3cm" draw:marker-end-center="false" draw:stroke-linejoin="miter" draw:fill="solid" draw:fill-color="#00ffff" draw:secondary-fill-color="#000080" draw:textarea-horizontal-align="center" draw:textarea-vertical-align="middle" draw:auto-grow-height="false" draw:fit-to-size="false" fo:min-height="4.74cm" fo:min-width="9.501cm" fo:padding-top="0.131cm" fo:padding-bottom="0.131cm" fo:padding-left="0.25cm" fo:padding-right="0.25cm" fo:wrap-option="wrap" draw:shadow="hidden" draw:shadow-offset-x="-4cm" draw:shadow-offset-y="0cm" draw:shadow-color="#ff8080" draw:shadow-opacity="40%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3" style:family="paragraph">
      <loext:graphic-properties draw:fill="solid" draw:fill-color="#00ffff" draw:secondary-fill-color="#00008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722cm" svg:height="11.498cm" svg:x="4.878cm" svg:y="9.302cm">
          <draw:image xlink:href="Pictures/100000000000013000000146A8F212886981A926.png" xlink:type="simple" xlink:show="embed" xlink:actuate="onLoad">
            <text:p/>
          </draw:image>
        </draw:frame>
        <draw:custom-shape draw:style-name="gr2" draw:text-style-name="P3" draw:layer="layout" svg:width="10cm" svg:height="5.001cm" svg:x="5.3cm" svg:y="14.5cm">
          <text:p text:style-name="P2"><text:span text:style-name="T1">P(A|B) =</text:span></text:p>
          <text:p text:style-name="P2"><text:span text:style-name="T1">P(B|A) *P(A) / P(B)</text:span></text:p>
          <text:p text:style-name="P2"><text:span text:style-name="T1"/></text:p>
          <draw:enhanced-geometry svg:viewBox="0 0 21600 21600" draw:extrusion="true" draw:extrusion-rotation-angle="35 -5" dr3d:projection="perspective" draw:extrusion-first-light-direction="(50000 -50000 10000)" draw:extrusion-second-light-direction="(-50000 0 10000)" dr3d:shade-mode="flat" draw:extrusion-metal="true" draw:extrusion-specularity="122%" draw:extrusion-diffusion="122%" draw:extrusion-viewpoint="(3.472cm -3.472cm 25cm)" draw:extrusion-origin="0.5 -0.5" draw:extrusion-skew="50 -135" draw:extrusion-depth="1cm 0" draw:extrusion-color="true" draw:glue-points="?f18 ?f0 ?f20 10800 ?f19 ?f1 ?f21 10800" draw:text-areas="0 0 21600 21600" draw:text-path="true" draw:text-path-mode="shape" draw:text-path-scale="path" draw:text-path-same-letter-heights="false" draw:type="fontwork-wave" draw:modifiers="4460 10453.3333333333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Thorndale1" svg:font-family="Thorndale" style:font-family-generic="roman"/>
    <style:font-face style:name="MS Gothic" svg:font-family="'MS Gothic'" style:font-pitch="variable"/>
    <style:font-face style:name="Mangal1" svg:font-family="Mangal" style:font-pitch="variable"/>
    <style:font-face style:name="SimSun1" svg:font-family="SimSun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4T10:05:01.881890477</meta:creation-date>
    <dc:date>2017-02-05T08:27:43.609231487</dc:date>
    <meta:editing-duration>PT10M40S</meta:editing-duration>
    <meta:editing-cycles>2</meta:editing-cycles>
    <meta:generator>LibreOffice/5.0.3.2$Linux_X86_64 LibreOffice_project/00m0$Build-2</meta:generator>
    <meta:document-statistic meta:object-count="2"/>
  </office:meta>
</office:document-meta>
</file>